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52dc5" officeooo:paragraph-rsid="00052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Czy spotkał się Pan z transliteracją używaną w artykule Wedekind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59:38.982000000</meta:creation-date>
    <meta:generator>LibreOffice/6.1.0.3$Windows_X86_64 LibreOffice_project/efb621ed25068d70781dc026f7e9c5187a4decd1</meta:generator>
    <dc:date>2019-03-29T00:45:55.106000000</dc:date>
    <meta:editing-duration>PT1H35M54S</meta:editing-duration>
    <meta:editing-cycles>1</meta:editing-cycles>
    <meta:document-statistic meta:table-count="0" meta:image-count="0" meta:object-count="0" meta:page-count="1" meta:paragraph-count="1" meta:word-count="11" meta:character-count="70" meta:non-whitespace-character-count="60"/>
  </office:meta>
</office:document-meta>
</file>